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Nimbus Roman No9 L1" svg:font-family="'Nimbus Roman No9 L'" style:font-family-generic="roman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Nimbus Roman No9 L1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Heading_20_1">
      <style:paragraph-properties fo:text-align="justify" style:justify-single-word="false"/>
    </style:style>
    <style:style style:name="P6" style:family="paragraph" style:parent-style-name="Heading_20_3">
      <style:paragraph-properties fo:text-align="justify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DejaVu Sans Mono" fo:font-size="10pt" style:font-size-asian="10pt" style:font-size-complex="10pt"/>
    </style:style>
    <style:style style:name="T3" style:family="text">
      <style:text-properties style:font-name="Nimbus Sans L" fo:font-size="14pt" style:font-size-asian="14pt" style:font-size-complex="14pt"/>
    </style:style>
    <style:style style:name="T4" style:family="text">
      <style:text-properties style:text-position="super 58%"/>
    </style:style>
    <style:style style:name="T5" style:family="text">
      <style:text-properties style:font-name="DejaVu Sans Mono1" fo:font-size="10pt" style:font-size-asian="10pt" style:font-size-complex="10pt"/>
    </style:style>
    <style:style style:name="T6" style:family="text">
      <style:text-properties fo:font-variant="normal" fo:text-transform="none" fo:color="#191919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EP #72 : Extend “fullpath” to manage matrix of string as input argument</text:h>
      <text:p text:style-name="P3"/>
      <text:p text:style-name="P1"/>
      <text:p text:style-name="P1">Title: extends fullpath</text:p>
      <text:p text:style-name="P1">Version: 1.0</text:p>
      <text:p text:style-name="P1">Author: Allan CORNET (allan.cornet@scilab.org)</text:p>
      <text:p text:style-name="P1">Review: </text:p>
      <text:p text:style-name="P1">Commented: </text:p>
      <text:p text:style-name="P1">State: </text:p>
      <text:p text:style-name="P1">Scilab-Version: 5.4</text:p>
      <text:p text:style-name="P1">Vote:</text:p>
      <text:p text:style-name="P1">Created: 25<text:span text:style-name="T4">th</text:span> November 2010 </text:p>
      <text:p text:style-name="P3"/>
      <text:p text:style-name="P1"/>
      <text:h text:style-name="P6" text:outline-level="3">Abstract</text:h>
      <text:p text:style-name="P1"/>
      <text:p text:style-name="P1">Extend 'fullpath' to manage matrix of strings (filenames)</text:p>
      <text:p text:style-name="P2"><text:span text:style-name="T6">This function generates a full path to a file or directory.</text:span> </text:p>
      <text:p text:style-name="P1"/>
      <text:h text:style-name="P6" text:outline-level="3">Rationale</text:h>
      <text:p text:style-name="P4"/>
      <text:p text:style-name="P4">Current 'fullpath' works only with a string as input argument.</text:p>
      <text:p text:style-name="P4">Use a matrix of string will be easier and faster than to do a scilab loop on 'fullpath'</text:p>
      <text:p text:style-name="P4"/>
      <text:h text:style-name="P6" text:outline-level="3"><text:span text:style-name="Teletype"><text:span text:style-name="T3">Example Usage</text:span></text:span></text:h>
      <text:p text:style-name="P4"/>
      <text:p text:style-name="P4"><text:span text:style-name="Teletype"><text:span text:style-name="T5">cd(TMPDIR);</text:span></text:span></text:p>
      <text:p text:style-name="P4"><text:span text:style-name="Teletype"><text:span text:style-name="T5">mkdir(TMPDIR + "/niv1");</text:span></text:span></text:p>
      <text:p text:style-name="P4"><text:span text:style-name="Teletype"><text:span text:style-name="T5">mkdir(TMPDIR + "/niv1/niv2");</text:span></text:span></text:p>
      <text:p text:style-name="P4"><text:span text:style-name="Teletype"><text:span text:style-name="T5">mkdir(TMPDIR + "/niv1/niv2/niv3");</text:span></text:span></text:p>
      <text:p text:style-name="P4"><text:span text:style-name="Teletype"><text:span text:style-name="T5">mputl(' ', TMPDIR + "/niv1/test1.txt");</text:span></text:span></text:p>
      <text:p text:style-name="P4"><text:span text:style-name="Teletype"><text:span text:style-name="T5">mputl(' ' , TMPDIR + "/niv1/niv2/test2.txt");</text:span></text:span></text:p>
      <text:p text:style-name="P4"><text:span text:style-name="Teletype"><text:span text:style-name="T5">cd(TMPDIR + "/niv1/niv2/niv3");</text:span></text:span></text:p>
      <text:p text:style-name="P4"><text:span text:style-name="Teletype"><text:span text:style-name="T5"/></text:span></text:p>
      <text:p text:style-name="P4"><text:span text:style-name="Teletype"><text:span text:style-name="T5">M = ["../../test1.txt", "../test2.txt"];</text:span></text:span></text:p>
      <text:p text:style-name="P4"><text:span text:style-name="Teletype"><text:span text:style-name="T5"/></text:span></text:p>
      <text:p text:style-name="P4"><text:span text:style-name="Teletype"><text:span text:style-name="T1">// Scilab 5.3 and previous version:</text:span></text:span></text:p>
      <text:p text:style-name="P4"><text:span text:style-name="Teletype"><text:span text:style-name="T1"/></text:span></text:p>
      <text:p text:style-name="P4"><text:span text:style-name="Teletype"><text:span text:style-name="T5">for i=1:size(M, "*")</text:span></text:span></text:p>
      <text:p text:style-name="P4"><text:soft-page-break/><text:span text:style-name="Teletype"><text:span text:style-name="T5"><text:s text:c="2"/>disp(fullpath(M(i));</text:span></text:span></text:p>
      <text:p text:style-name="P4"><text:span text:style-name="Teletype"><text:span text:style-name="T5">end</text:span></text:span></text:p>
      <text:p text:style-name="P4"><text:span text:style-name="Teletype"><text:span text:style-name="T5"/></text:span></text:p>
      <text:p text:style-name="P4"><text:span text:style-name="Teletype"><text:span text:style-name="T1">// Scilab 5.4:</text:span></text:span></text:p>
      <text:p text:style-name="P4"><text:span text:style-name="Teletype"><text:span text:style-name="T5">R = fullpath(M);</text:span></text:span></text:p>
      <text:p text:style-name="P4"><text:span text:style-name="Teletype"><text:span text:style-name="T5">disp(R);</text:span></text:span></text:p>
      <text:p text:style-name="P4"><text:span text:style-name="Teletype"><text:span text:style-name="T1"/></text:span></text:p>
      <text:h text:style-name="P6" text:outline-level="3">Changelog</text:h>
      <text:p text:style-name="P4"><text:tab/><text:span text:style-name="T2">1.0 – Initial Revision</text:span></text:p>
      <text:h text:style-name="P6" text:outline-level="3">Copyright</text:h>
      <text:p text:style-name="Standard"><text:tab/>This document has been placed under the license CeCILL-B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Nimbus Roman No9 L1" svg:font-family="'Nimbus Roman No9 L'" style:font-family-generic="roman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Pierre MARECHAL</meta:initial-creator>
    <meta:creation-date>2008-07-09T13:39:08</meta:creation-date>
    <dc:date>2011-11-25T10:57:58.22</dc:date>
    <meta:editing-cycles>5</meta:editing-cycles>
    <meta:editing-duration>PT47M2S</meta:editing-duration>
    <dc:creator>Allan CORNET</dc:creator>
    <meta:document-statistic meta:table-count="0" meta:image-count="0" meta:object-count="0" meta:page-count="2" meta:paragraph-count="36" meta:word-count="145" meta:character-count="997"/>
    <meta:user-defined meta:name="Info 1"/>
    <meta:user-defined meta:name="Info 2"/>
    <meta:user-defined meta:name="Info 3"/>
    <meta:user-defined meta:name="Info 4"/>
  </office:meta>
</office:document-meta>
</file>